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0d53e0"/>
    </style:style>
    <style:style style:name="P2" style:family="paragraph" style:parent-style-name="Heading_20_1" style:list-style-name="">
      <style:paragraph-properties fo:margin-top="0in" fo:margin-bottom="0in" style:contextual-spacing="false"/>
      <style:text-properties officeooo:paragraph-rsid="000d53e0"/>
    </style:style>
    <style:style style:name="P3" style:family="paragraph" style:parent-style-name="Heading_20_1" style:list-style-name="">
      <style:paragraph-properties fo:margin-top="0in" fo:margin-bottom="0in" style:contextual-spacing="false" fo:break-before="page"/>
      <style:text-properties officeooo:paragraph-rsid="000d9bf6"/>
    </style:style>
    <style:style style:name="P4" style:family="paragraph" style:parent-style-name="Heading_20_1">
      <style:paragraph-properties fo:margin-top="0in" fo:margin-bottom="0in" style:contextual-spacing="false" fo:break-before="page"/>
      <style:text-properties officeooo:paragraph-rsid="000f6b42"/>
    </style:style>
    <style:style style:name="P5" style:family="paragraph" style:parent-style-name="Heading_20_1">
      <style:paragraph-properties fo:margin-top="0in" fo:margin-bottom="0in" style:contextual-spacing="false"/>
      <style:text-properties officeooo:paragraph-rsid="000f6b42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</style:style>
    <style:style style:name="P7" style:family="paragraph" style:parent-style-name="Preformatted_20_Text">
      <style:paragraph-properties fo:padding="0in" fo:border="none"/>
    </style:style>
    <style:style style:name="P8" style:family="paragraph" style:parent-style-name="Text_20_body">
      <style:paragraph-properties fo:padding="0in" fo:border="none"/>
    </style:style>
    <style:style style:name="P9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0" style:family="paragraph" style:parent-style-name="Text_20_body" style:list-style-name="L1">
      <style:paragraph-properties fo:padding="0in" fo:border="none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>
      <style:paragraph-properties fo:margin-top="0in" fo:margin-bottom="0in" style:contextual-spacing="false" fo:break-before="page"/>
    </style:style>
    <style:style style:name="P13" style:family="paragraph" style:parent-style-name="Text_20_body" style:list-style-name="">
      <style:paragraph-properties fo:margin-top="0in" fo:margin-bottom="0in" style:contextual-spacing="false"/>
      <style:text-properties officeooo:paragraph-rsid="000d53e0"/>
    </style:style>
    <style:style style:name="P14" style:family="paragraph" style:parent-style-name="Text_20_body">
      <style:paragraph-properties fo:margin-top="0.1402in" fo:margin-bottom="0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053. Kth Distinct String in an Array</text:h>
      <text:p text:style-name="P8">A <text:span text:style-name="Strong_20_Emphasis"><text:span text:style-name="T1">distinct string</text:span></text:span> is a string that is present only <text:span text:style-name="Strong_20_Emphasis"><text:span text:style-name="T1">once</text:span></text:span> in an array.</text:p>
      <text:p text:style-name="P8">Given an array of strings <text:span text:style-name="Source_20_Text"><text:span text:style-name="T2">arr</text:span></text:span>, and an integer <text:span text:style-name="Source_20_Text"><text:span text:style-name="T2">k</text:span></text:span>, return <text:span text:style-name="Emphasis"><text:span text:style-name="T1">the </text:span></text:span><text:span text:style-name="Source_20_Text"><text:span text:style-name="T2">k</text:span></text:span><text:span text:style-name="Source_20_Text"><text:span text:style-name="T1">th</text:span></text:span><text:span text:style-name="Emphasis"><text:span text:style-name="T1"> </text:span></text:span><text:span text:style-name="Emphasis"><text:span text:style-name="Strong_20_Emphasis"><text:span text:style-name="T1">distinct string</text:span></text:span></text:span><text:span text:style-name="Emphasis"><text:span text:style-name="T1"> present in </text:span></text:span><text:span text:style-name="Source_20_Text"><text:span text:style-name="T2">arr</text:span></text:span>. If there are <text:span text:style-name="Strong_20_Emphasis"><text:span text:style-name="T1">fewer</text:span></text:span> than <text:span text:style-name="Source_20_Text"><text:span text:style-name="T2">k</text:span></text:span> distinct strings, return <text:span text:style-name="Emphasis"><text:span text:style-name="T1">an </text:span></text:span><text:span text:style-name="Emphasis"><text:span text:style-name="Strong_20_Emphasis"><text:span text:style-name="T1">empty string </text:span></text:span></text:span><text:span text:style-name="Source_20_Text"><text:span text:style-name="T2">""</text:span></text:span>.</text:p>
      <text:p text:style-name="P8">Note that the strings are considered in the <text:span text:style-name="Strong_20_Emphasis"><text:span text:style-name="T1">order in which they appear</text:span></text:span> in the array.</text:p>
      <text:p text:style-name="P8"> </text:p>
      <text:p text:style-name="P8"><text:span text:style-name="Strong_20_Emphasis"><text:span text:style-name="T1">Example 1:</text:span></text:span></text:p>
      <text:p text:style-name="P7"><text:span text:style-name="Strong_20_Emphasis"><text:span text:style-name="T1">Input:</text:span></text:span> arr = ["d","b","c","b","c","a"], k = 2</text:p>
      <text:p text:style-name="P7"><text:span text:style-name="Strong_20_Emphasis"><text:span text:style-name="T1">Output:</text:span></text:span> "a"</text:p>
      <text:p text:style-name="P7"><text:span text:style-name="Strong_20_Emphasis"><text:span text:style-name="T1">Explanation:</text:span></text:span></text:p>
      <text:p text:style-name="P7">The only distinct strings in arr are "d" and "a".</text:p>
      <text:p text:style-name="P7">"d" appears 1<text:span text:style-name="T1">st</text:span>, so it is the 1<text:span text:style-name="T1">st</text:span> distinct string.</text:p>
      <text:p text:style-name="P7">"a" appears 2<text:span text:style-name="T1">nd</text:span>, so it is the 2<text:span text:style-name="T1">nd</text:span> distinct string.</text:p>
      <text:p text:style-name="P6">Since k == 2, "a" is returned. </text:p>
      <text:p text:style-name="P8"><text:span text:style-name="Strong_20_Emphasis"><text:span text:style-name="T1">Example 2:</text:span></text:span></text:p>
      <text:p text:style-name="P7"><text:span text:style-name="Strong_20_Emphasis"><text:span text:style-name="T1">Input:</text:span></text:span> arr = ["aaa","aa","a"], k = 1</text:p>
      <text:p text:style-name="P7"><text:span text:style-name="Strong_20_Emphasis"><text:span text:style-name="T1">Output:</text:span></text:span> "aaa"</text:p>
      <text:p text:style-name="P7"><text:span text:style-name="Strong_20_Emphasis"><text:span text:style-name="T1">Explanation:</text:span></text:span></text:p>
      <text:p text:style-name="P6">All strings in arr are distinct, so the 1<text:span text:style-name="T1">st</text:span> string "aaa" is returned.</text:p>
      <text:p text:style-name="P8"><text:span text:style-name="Strong_20_Emphasis"><text:span text:style-name="T1">Example 3:</text:span></text:span></text:p>
      <text:p text:style-name="P7"><text:span text:style-name="Strong_20_Emphasis"><text:span text:style-name="T1">Input:</text:span></text:span> arr = ["a","b","a"], k = 3</text:p>
      <text:p text:style-name="P7"><text:span text:style-name="Strong_20_Emphasis"><text:span text:style-name="T1">Output:</text:span></text:span> ""</text:p>
      <text:p text:style-name="P7"><text:span text:style-name="Strong_20_Emphasis"><text:span text:style-name="T1">Explanation:</text:span></text:span></text:p>
      <text:p text:style-name="P6">The only distinct string is "b". Since there are fewer than 3 distinct strings, we return an empty string "".</text:p>
      <text:p text:style-name="P8"><text:span text:style-name="Strong_20_Emphasis"><text:span text:style-name="T1">Constraints:</text:span></text:span></text:p>
      <text:list xml:id="list871201463" text:style-name="L1">
        <text:list-item>
          <text:p text:style-name="P9"><text:span text:style-name="Source_20_Text"><text:span text:style-name="T2">1 &lt;= k &lt;= arr.length &lt;= 1000</text:span></text:span></text:p>
        </text:list-item>
        <text:list-item>
          <text:p text:style-name="P9"><text:span text:style-name="Source_20_Text"><text:span text:style-name="T2">1 &lt;= arr[i].length &lt;= 5</text:span></text:span></text:p>
        </text:list-item>
        <text:list-item>
          <text:p text:style-name="P10"><text:span text:style-name="Source_20_Text"><text:span text:style-name="T2">arr[i]</text:span></text:span> consists of lowercase English letters.</text:p>
        </text:list-item>
      </text:list>
      <text:p text:style-name="Text_20_body"/>
      <text:h text:style-name="P3" text:outline-level="1">2053. Kth Distinct String in an Array</text:h>
      <text:h text:style-name="P13" text:outline-level="1">/*</text:h>
      <text:h text:style-name="P13" text:outline-level="1"><text:s text:c="4"/>brute force</text:h>
      <text:h text:style-name="P13" text:outline-level="1"><text:s text:c="4"/>Time complexity: O(n^2)</text:h>
      <text:h text:style-name="P13" text:outline-level="1"><text:s text:c="4"/>Space complexity: O(1)</text:h>
      <text:h text:style-name="P13" text:outline-level="1">*/</text:h>
      <text:h text:style-name="P13" text:outline-level="1">class Solution {</text:h>
      <text:h text:style-name="P13" text:outline-level="1">public:</text:h>
      <text:h text:style-name="P13" text:outline-level="1"><text:s text:c="4"/>std::string kthDistinct(std::vector&lt;std::string&gt;&amp; arr, int k) {</text:h>
      <text:h text:style-name="P13" text:outline-level="1"><text:s text:c="7"/>int n=arr.size();</text:h>
      <text:h text:style-name="P13" text:outline-level="1"><text:s text:c="7"/>for(int i=0;i&lt;n;++i){</text:h>
      <text:h text:style-name="P13" text:outline-level="1"><text:s text:c="8"/>bool ok=true;</text:h>
      <text:h text:style-name="P13" text:outline-level="1"><text:s text:c="8"/>int j=0;</text:h>
      <text:h text:style-name="P13" text:outline-level="1"><text:s text:c="8"/>while(j&lt;n&amp;&amp;ok){</text:h>
      <text:h text:style-name="P13" text:outline-level="1"><text:s text:c="12"/>if(i!=j&amp;&amp;arr[i]==arr[j]) ok=false;</text:h>
      <text:h text:style-name="P13" text:outline-level="1"><text:s text:c="12"/>j++;</text:h>
      <text:h text:style-name="P13" text:outline-level="1"><text:s text:c="8"/>}</text:h>
      <text:h text:style-name="P13" text:outline-level="1"><text:s text:c="8"/>if(ok) k--;</text:h>
      <text:h text:style-name="P13" text:outline-level="1"><text:s text:c="8"/>if(k==0) return arr[i];</text:h>
      <text:h text:style-name="P13" text:outline-level="1"><text:s text:c="7"/>}</text:h>
      <text:h text:style-name="P13" text:outline-level="1"><text:s text:c="7"/>return "";</text:h>
      <text:h text:style-name="P13" text:outline-level="1"><text:s text:c="4"/>}</text:h>
      <text:h text:style-name="P13" text:outline-level="1">};</text:h>
      <text:h text:style-name="P2" text:outline-level="1"/>
      <text:h text:style-name="P1" text:outline-level="1">2053. Kth Distinct String in an Array</text:h>
      <text:p text:style-name="P11">/*</text:p>
      <text:p text:style-name="P11"><text:s text:c="4"/>Countig+Map</text:p>
      <text:p text:style-name="P11"><text:s text:c="4"/>Time complexity: O(nlogn)</text:p>
      <text:p text:style-name="P11"><text:s text:c="4"/>Space complexity: O(n)</text:p>
      <text:p text:style-name="P11">*/</text:p>
      <text:p text:style-name="P11">class Solution {</text:p>
      <text:p text:style-name="P11">public:</text:p>
      <text:p text:style-name="P11"><text:s text:c="4"/>std::string kthDistinct(std::vector&lt;std::string&gt;&amp; arr, int k) {</text:p>
      <text:p text:style-name="P11"><text:s text:c="8"/>std::map&lt;std::string,int&gt; freq;</text:p>
      <text:p text:style-name="P11"><text:s text:c="8"/>for(auto&amp; s: arr) freq[s]++;</text:p>
      <text:p text:style-name="P11"><text:s text:c="8"/>for(auto&amp; s: arr){</text:p>
      <text:p text:style-name="P11"><text:s text:c="12"/>if(freq[s]==1) k--;</text:p>
      <text:p text:style-name="P11"><text:s text:c="12"/>if(k==0) return s;</text:p>
      <text:p text:style-name="P11"><text:s text:c="8"/>}</text:p>
      <text:p text:style-name="P11"><text:s text:c="8"/>return "";</text:p>
      <text:p text:style-name="P11"><text:s text:c="4"/>}</text:p>
      <text:p text:style-name="P11">};</text:p>
      <text:h text:style-name="P5" text:outline-level="1">2053. Kth Distinct String in an Array</text:h>
      <text:p text:style-name="P11">/*</text:p>
      <text:p text:style-name="P11"><text:s text:c="4"/>sorting+Binary search</text:p>
      <text:p text:style-name="P11"><text:s text:c="4"/>Time complexity: O(nlogn)</text:p>
      <text:p text:style-name="P11"><text:s text:c="4"/>Space complexity: O(1)</text:p>
      <text:p text:style-name="P11">*/</text:p>
      <text:p text:style-name="P11">class Solution {</text:p>
      <text:p text:style-name="P11">public:</text:p>
      <text:p text:style-name="P11"><text:s text:c="4"/>static string kthDistinct(vector&lt;string&gt;&amp; arr, int k) {</text:p>
      <text:p text:style-name="P11"><text:s text:c="8"/>const int n=arr.size();</text:p>
      <text:p text:style-name="P11"><text:s text:c="8"/>vector&lt;string&gt; sorted(arr.begin(), arr.end());</text:p>
      <text:p text:style-name="P11"><text:s text:c="8"/>sort(sorted.begin(), sorted.end());</text:p>
      <text:p text:style-name="P11"/>
      <text:p text:style-name="P11"><text:s text:c="8"/>for(string&amp; s: arr){</text:p>
      <text:p text:style-name="P11"><text:s text:c="12"/>int i=lower_bound(sorted.begin(), sorted.end(), s)-sorted.begin();</text:p>
      <text:p text:style-name="P11"><text:s text:c="12"/>if (i==n-1 ||sorted[i]!=sorted[i+1]) k--;</text:p>
      <text:p text:style-name="P11"><text:s text:c="12"/>if (k==0) return s;</text:p>
      <text:p text:style-name="P11"><text:s text:c="8"/>}</text:p>
      <text:p text:style-name="P11"><text:s text:c="8"/>return ""; <text:s/></text:p>
      <text:p text:style-name="P11"><text:s text:c="4"/>}</text:p>
      <text:p text:style-name="P11">};</text:p>
      <text:h text:style-name="P4" text:outline-level="1">2053. Kth Distinct String in an Array</text:h>
      <text:p text:style-name="P11">/*</text:p>
      <text:p text:style-name="P11"><text:s text:c="4"/>Trie</text:p>
      <text:p text:style-name="P11"><text:s text:c="4"/>Time complexity: O(nlogn)</text:p>
      <text:p text:style-name="P11"><text:s text:c="4"/>Space complexity: O(n+logn)</text:p>
      <text:p text:style-name="P11">*/</text:p>
      <text:p text:style-name="P14">// struct Trie for N alphabets</text:p>
      <text:p text:style-name="P11">const int N=26;</text:p>
      <text:p text:style-name="P11">struct Trie {</text:p>
      <text:p text:style-name="P11"><text:s text:c="4"/>Trie* next[N];</text:p>
      <text:p text:style-name="P11"><text:s text:c="4"/>int count=0;</text:p>
      <text:p text:style-name="P11"/>
      <text:p text:style-name="P11"><text:s text:c="4"/>Trie() {</text:p>
      <text:p text:style-name="P11"><text:s text:c="4"/>// <text:s text:c="3"/>cout&lt;&lt;"Create a trie object!\n";</text:p>
      <text:p text:style-name="P11"><text:s text:c="8"/>memset(next, 0, sizeof(next));</text:p>
      <text:p text:style-name="P11"><text:s text:c="4"/>}</text:p>
      <text:p text:style-name="P11"/>
      <text:p text:style-name="P11"><text:s text:c="4"/>void insert(string&amp; s) {</text:p>
      <text:p text:style-name="P11"><text:s text:c="8"/>Trie* Node=this;</text:p>
      <text:p text:style-name="P11"><text:s text:c="8"/>for(char c: s){</text:p>
      <text:p text:style-name="P11"><text:s text:c="12"/>int i=c-'a';</text:p>
      <text:p text:style-name="P11"><text:s text:c="12"/>if (Node-&gt;next[i]==NULL) Node-&gt;next[i]=new Trie();</text:p>
      <text:p text:style-name="P11"><text:s text:c="12"/>Node=Node-&gt;next[i];</text:p>
      <text:p text:style-name="P11"><text:s text:c="8"/>}</text:p>
      <text:p text:style-name="P11"><text:s text:c="8"/>Node-&gt;count++;</text:p>
      <text:p text:style-name="P11"><text:s text:c="4"/>}</text:p>
      <text:p text:style-name="P11"/>
      <text:p text:style-name="P11"><text:s text:c="4"/>bool findcnt1(string&amp; s) {</text:p>
      <text:p text:style-name="P11"><text:s text:c="8"/>Trie* Node=this;</text:p>
      <text:p text:style-name="P11"><text:s text:c="8"/>for(char c: s){</text:p>
      <text:p text:style-name="P11"><text:s text:c="12"/>int i=c-'a';</text:p>
      <text:p text:style-name="P11"><text:s text:c="12"/>if (Node-&gt;next[i]==NULL) return 0;</text:p>
      <text:p text:style-name="P11"><text:s text:c="12"/>Node=Node-&gt;next[i];</text:p>
      <text:p text:style-name="P11"><text:s text:c="8"/>}</text:p>
      <text:p text:style-name="P11"><text:s text:c="8"/>return Node-&gt;count==1;</text:p>
      <text:p text:style-name="P11"><text:s text:c="4"/>}</text:p>
      <text:p text:style-name="P11">};</text:p>
      <text:p text:style-name="P11"/>
      <text:p text:style-name="P11"/>
      <text:p text:style-name="P12">class Solution {</text:p>
      <text:p text:style-name="P11">public:</text:p>
      <text:p text:style-name="P11"><text:s text:c="4"/>static string kthDistinct(vector&lt;string&gt;&amp; arr, int k) {</text:p>
      <text:p text:style-name="P11"><text:s text:c="8"/>Trie trie;</text:p>
      <text:p text:style-name="P11"><text:s text:c="8"/>for(string&amp; s: arr)</text:p>
      <text:p text:style-name="P11"><text:s text:c="12"/>trie.insert(s);</text:p>
      <text:p text:style-name="P11"/>
      <text:p text:style-name="P11"><text:s text:c="8"/>for(string&amp; s: arr){</text:p>
      <text:p text:style-name="P11"><text:s text:c="12"/>if (trie.findcnt1(s)==1) k--;</text:p>
      <text:p text:style-name="P11"><text:s text:c="12"/>if (k==0) <text:s/>return s;</text:p>
      <text:p text:style-name="P11"><text:s text:c="8"/>}</text:p>
      <text:p text:style-name="P11"><text:s text:c="8"/>return ""; <text:s/></text:p>
      <text:p text:style-name="P11"><text:s text:c="4"/>}</text:p>
      <text:p text:style-name="P1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0:25:44.247373911</meta:creation-date>
    <dc:date>2024-08-05T11:41:45.434087223</dc:date>
    <meta:editing-duration>PT1H16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5" meta:paragraph-count="136" meta:word-count="467" meta:character-count="3500" meta:non-whitespace-character-count="2580"/>
  </office:meta>
</office:document-meta>
</file>